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6.64cm" fo:min-width="18.55cm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12.45cm" fo:min-width="7.12cm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4.83cm" fo:min-width="9.66cm"/>
    </style:style>
    <style:style style:name="gr4" style:family="graphic" style:parent-style-name="standard">
      <style:graphic-properties draw:fill="none" draw:textarea-horizontal-align="justify" draw:textarea-vertical-align="top" draw:auto-grow-height="false" fo:min-height="6.1cm" fo:min-width="7.12cm"/>
    </style:style>
    <style:style style:name="gr5" style:family="graphic" style:parent-style-name="standard">
      <style:graphic-properties draw:fill="none" draw:textarea-horizontal-align="justify" draw:textarea-vertical-align="top" draw:auto-grow-height="false" fo:min-height="3.56cm" fo:min-width="18.55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fill="none" draw:textarea-horizontal-align="justify" draw:textarea-vertical-align="top" draw:auto-grow-height="false" fo:min-height="2.29cm" fo:min-width="6.739cm"/>
    </style:style>
    <style:style style:name="gr8" style:family="graphic" style:parent-style-name="standard">
      <style:graphic-properties draw:fill="none" draw:textarea-horizontal-align="justify" draw:textarea-vertical-align="top" draw:auto-grow-height="false" fo:min-height="0.766cm" fo:min-width="6.231cm"/>
    </style:style>
    <style:style style:name="gr9" style:family="graphic" style:parent-style-name="standard">
      <style:graphic-properties draw:fill="none" draw:textarea-horizontal-align="justify" draw:textarea-vertical-align="top" draw:auto-grow-height="false" fo:min-height="1.02cm" fo:min-width="6.739cm"/>
    </style:style>
    <style:style style:name="gr10" style:family="graphic" style:parent-style-name="standard">
      <style:graphic-properties draw:fill="none" draw:textarea-horizontal-align="justify" draw:textarea-vertical-align="top" draw:auto-grow-height="false" fo:min-height="2.29cm" fo:min-width="4.58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05cm" svg:height="6.89cm" svg:x="1cm" svg:y="20.05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2cm" svg:height="12.7cm" svg:x="1cm" svg:y="6.08cm">
          <text:p text:style-name="P1">Service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6cm" svg:height="5.08cm" svg:x="9.89cm" svg:y="6.08cm">
          <text:p text:style-name="P1">View Model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2cm" svg:height="6.35cm" svg:x="9.89cm" svg:y="12.43cm">
          <text:p text:style-name="P1">Repositor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9.05cm" svg:height="3.81cm" svg:x="1cm" svg:y="1cm">
          <text:p text:style-name="P1">View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4.97cm" svg:y1="4.81cm" svg:x2="14.97cm" svg:y2="6.08cm">
          <text:p/>
        </draw:line>
        <draw:line draw:style-name="gr6" draw:text-style-name="P3" draw:layer="layout" svg:x1="14.97cm" svg:y1="11.16cm" svg:x2="14.97cm" svg:y2="12.43cm">
          <text:p/>
        </draw:line>
        <draw:line draw:style-name="gr6" draw:text-style-name="P3" draw:layer="layout" svg:x1="8.62cm" svg:y1="8.62cm" svg:x2="9.89cm" svg:y2="8.62cm">
          <text:p/>
        </draw:line>
        <draw:line draw:style-name="gr6" draw:text-style-name="P3" draw:layer="layout" svg:x1="8.62cm" svg:y1="16.24cm" svg:x2="9.89cm" svg:y2="16.24cm">
          <text:p/>
        </draw:line>
        <draw:line draw:style-name="gr6" draw:text-style-name="P3" draw:layer="layout" svg:x1="14.97cm" svg:y1="18.88cm" svg:x2="14.97cm" svg:y2="20.15cm">
          <text:p/>
        </draw:line>
        <draw:custom-shape draw:style-name="gr7" draw:text-style-name="P5" draw:layer="layout" svg:width="7.239cm" svg:height="2.54cm" svg:x="1.381cm" svg:y="21.32cm">
          <text:p text:style-name="P4"><text:span text:style-name="T1">MameGame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8.78cm" svg:y1="11.16cm" svg:x2="18.78cm" svg:y2="20.05cm">
          <text:p/>
        </draw:line>
        <draw:custom-shape draw:style-name="gr8" draw:text-style-name="P5" draw:layer="layout" svg:width="6.731cm" svg:height="1.016cm" svg:x="1.635cm" svg:y="22.59cm">
          <text:p text:style-name="P4"><text:span text:style-name="T1">MameGameRomDetail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239cm" svg:height="1.27cm" svg:x="1.381cm" svg:y="25.13cm">
          <text:p text:style-name="P1"><text:span text:style-name="T1">MameMinerAppSetting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08cm" svg:height="2.54cm" svg:x="9.89cm" svg:y="21.32cm">
          <text:p text:style-name="P1"><text:span text:style-name="T1">ZipFileEntr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1T09:02:08.497000000</meta:creation-date>
    <dc:date>2015-10-11T09:40:27.227000000</dc:date>
    <meta:editing-duration>PT23M8S</meta:editing-duration>
    <meta:editing-cycles>2</meta:editing-cycles>
    <meta:generator>LibreOffice/5.0.2.2$Windows_x86 LibreOffice_project/37b43f919e4de5eeaca9b9755ed688758a8251fe</meta:generator>
    <meta:document-statistic meta:object-count="15"/>
  </office:meta>
</office:document-meta>
</file>